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Courier New" style:font-name-asian="Courier New" style:font-name-complex="Courier New"/>
    </style:style>
    <style:style style:name="T3" style:parent-style-name="DefaultParagraphFont" style:family="text">
      <style:text-properties style:font-name="Courier New" style:font-name-asian="Courier New" style:font-name-complex="Courier New"/>
    </style:style>
    <style:style style:name="T4" style:parent-style-name="DefaultParagraphFont" style:family="text">
      <style:text-properties style:font-name="Courier New" style:font-name-asian="Courier New" style:font-name-complex="Courier New"/>
    </style:style>
    <style:style style:name="T5" style:parent-style-name="DefaultParagraphFont" style:family="text">
      <style:text-properties style:font-name="Courier New" style:font-name-asian="Courier New" style:font-name-complex="Courier New"/>
    </style:style>
    <style:style style:name="T6" style:parent-style-name="DefaultParagraphFont" style:family="text">
      <style:text-properties style:font-name="Courier New" style:font-name-asian="Courier New" style:font-name-complex="Courier New"/>
    </style:style>
    <style:style style:name="P7" style:parent-style-name="Normal" style:family="paragraph">
      <style:text-properties style:font-name="Courier New" style:font-name-asian="Courier New" style:font-name-complex="Courier New" style:text-underline-type="single" style:text-underline-style="solid" style:text-underline-width="auto" style:text-underline-mode="continuous"/>
    </style:style>
    <style:style style:name="P8" style:parent-style-name="ListParagraph" style:list-style-name="LFO1" style:family="paragraph">
      <style:text-properties style:text-underline-type="single" style:text-underline-style="solid" style:text-underline-width="auto" style:text-underline-mode="continuous"/>
    </style:style>
    <style:style style:name="P9" style:parent-style-name="ListParagraph" style:list-style-name="LFO1" style:family="paragraph">
      <style:text-properties style:text-underline-type="single" style:text-underline-style="solid" style:text-underline-width="auto" style:text-underline-mode="continuous"/>
    </style:style>
    <style:style style:name="T10" style:parent-style-name="DefaultParagraphFont" style:family="text">
      <style:text-properties style:font-name="Courier New" style:font-name-asian="Courier New" style:font-name-complex="Courier New"/>
    </style:style>
    <style:style style:name="T11" style:parent-style-name="DefaultParagraphFont" style:family="text">
      <style:text-properties style:font-name="Courier New" style:font-name-asian="Courier New" style:font-name-complex="Courier New"/>
    </style:style>
    <style:style style:name="P12" style:parent-style-name="ListParagraph" style:list-style-name="LFO2" style:family="paragraph"/>
    <style:style style:name="T13" style:parent-style-name="DefaultParagraphFont" style:family="text">
      <style:text-properties style:font-name="Courier New" style:font-name-asian="Courier New" style:font-name-complex="Courier New"/>
    </style:style>
    <style:style style:name="T14" style:parent-style-name="DefaultParagraphFont" style:family="text">
      <style:text-properties style:font-name="Courier New" style:font-name-asian="Courier New" style:font-name-complex="Courier New"/>
    </style:style>
    <style:style style:name="P15" style:parent-style-name="ListParagraph" style:list-style-name="LFO1" style:family="paragraph"/>
    <style:style style:name="T16" style:parent-style-name="DefaultParagraphFont" style:family="text">
      <style:text-properties style:font-name="Courier New" style:font-name-asian="Courier New" style:font-name-complex="Courier New"/>
    </style:style>
    <style:style style:name="P17" style:parent-style-name="Normal" style:family="paragraph">
      <style:text-properties style:font-name="Courier New" style:font-name-asian="Courier New" style:font-name-complex="Courier New"/>
    </style:style>
    <style:style style:name="P18" style:parent-style-name="Normal" style:family="paragraph">
      <style:text-properties style:font-name="Courier New" style:font-name-asian="Courier New" style:font-name-complex="Courier New"/>
    </style:style>
    <style:style style:name="T19" style:parent-style-name="DefaultParagraphFont" style:family="text">
      <style:text-properties style:font-name="Courier New" style:font-name-asian="Courier New" style:font-name-complex="Courier New"/>
    </style:style>
    <style:style style:name="P20" style:parent-style-name="Normal" style:family="paragraph">
      <style:text-properties style:font-name="Courier New" style:font-name-asian="Courier New" style:font-name-complex="Courier New"/>
    </style:style>
    <style:style style:name="P21" style:parent-style-name="ListParagraph" style:list-style-name="LFO1" style:family="paragraph"/>
    <style:style style:name="T22" style:parent-style-name="DefaultParagraphFont" style:family="text">
      <style:text-properties style:font-name="Courier New" style:font-name-asian="Courier New" style:font-name-complex="Courier New"/>
    </style:style>
    <style:style style:name="P23" style:parent-style-name="Normal" style:family="paragraph">
      <style:text-properties style:font-name="Courier New" style:font-name-asian="Courier New" style:font-name-complex="Courier New"/>
    </style:style>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style:style style:name="T28" style:parent-style-name="DefaultParagraphFont" style:family="text">
      <style:text-properties style:font-name="Courier New" style:font-name-asian="Courier New" style:font-name-complex="Courier New"/>
    </style:style>
    <style:style style:name="T29" style:parent-style-name="DefaultParagraphFont" style:family="text">
      <style:text-properties style:font-name="Courier New" style:font-name-asian="Courier New" style:font-name-complex="Courier New"/>
    </style:style>
    <style:style style:name="T30" style:parent-style-name="DefaultParagraphFont" style:family="text">
      <style:text-properties style:font-name="Courier New" style:font-name-asian="Courier New" style:font-name-complex="Courier New"/>
    </style:style>
    <style:style style:name="P31" style:parent-style-name="Normal" style:family="paragraph">
      <style:text-properties style:font-name="Courier New" style:font-name-asian="Courier New" style:font-name-complex="Courier New"/>
    </style:style>
    <style:style style:name="P32" style:parent-style-name="Normal" style:family="paragraph">
      <style:text-properties style:font-name="Courier New" style:font-name-asian="Courier New" style:font-name-complex="Courier New"/>
    </style:style>
    <style:style style:name="P33" style:parent-style-name="Normal" style:family="paragraph">
      <style:text-properties style:font-name="Courier New" style:font-name-asian="Courier New" style:font-name-complex="Courier New"/>
    </style:style>
    <style:style style:name="P34" style:parent-style-name="ListParagraph" style:list-style-name="LFO3" style:family="paragraph"/>
    <style:style style:name="T35" style:parent-style-name="DefaultParagraphFont" style:family="text">
      <style:text-properties style:font-name="Courier New" style:font-name-asian="Courier New" style:font-name-complex="Courier New"/>
    </style:style>
    <style:style style:name="P36" style:parent-style-name="Normal" style:family="paragraph">
      <style:text-properties style:font-name="Courier New" style:font-name-asian="Courier New" style:font-name-complex="Courier New"/>
    </style:style>
    <style:style style:name="P37" style:parent-style-name="ListParagraph" style:list-style-name="LFO3" style:family="paragraph"/>
    <style:style style:name="P38" style:parent-style-name="Normal" style:family="paragraph">
      <style:text-properties style:font-name="Courier New" style:font-name-asian="Courier New" style:font-name-complex="Courier New"/>
    </style:style>
    <style:style style:name="P39" style:parent-style-name="ListParagraph" style:list-style-name="LFO1" style:family="paragraph">
      <style:text-properties style:text-underline-type="single" style:text-underline-style="solid" style:text-underline-width="auto" style:text-underline-mode="continuous"/>
    </style:style>
    <style:style style:name="P40" style:parent-style-name="ListParagraph" style:list-style-name="LFO1" style:family="paragraph">
      <style:text-properties style:text-underline-type="single" style:text-underline-style="solid" style:text-underline-width="auto" style:text-underline-mode="continuous"/>
    </style:style>
    <style:style style:name="P41" style:parent-style-name="Normal" style:family="paragraph">
      <style:text-properties style:font-name="Courier New" style:font-name-asian="Courier New" style:font-name-complex="Courier New"/>
    </style:style>
    <style:style style:name="P42" style:parent-style-name="ListParagraph" style:list-style-name="LFO3" style:family="paragraph"/>
    <style:style style:name="T43" style:parent-style-name="DefaultParagraphFont" style:family="text">
      <style:text-properties style:font-name="Courier New" style:font-name-asian="Courier New" style:font-name-complex="Courier New"/>
    </style:style>
    <style:style style:name="T44" style:parent-style-name="DefaultParagraphFont" style:family="text">
      <style:text-properties style:font-name="Courier New" style:font-name-asian="Courier New" style:font-name-complex="Courier New"/>
    </style:style>
    <style:style style:name="P45" style:parent-style-name="Normal" style:family="paragraph">
      <style:text-properties style:font-name="Courier New" style:font-name-asian="Courier New" style:font-name-complex="Courier New"/>
    </style:style>
    <style:style style:name="P46" style:parent-style-name="ListParagraph" style:list-style-name="LFO3" style:family="paragraph"/>
    <style:style style:name="P47" style:parent-style-name="ListParagraph" style:list-style-name="LFO3" style:family="paragraph"/>
    <style:style style:name="P48" style:parent-style-name="ListParagraph" style:list-style-name="LFO3" style:family="paragraph"/>
    <style:style style:name="P49" style:parent-style-name="ListParagraph" style:list-style-name="LFO3" style:family="paragraph"/>
    <style:style style:name="P50" style:parent-style-name="ListParagraph" style:list-style-name="LFO3" style:family="paragraph"/>
    <style:style style:name="T51" style:parent-style-name="DefaultParagraphFont" style:family="text">
      <style:text-properties style:font-name="Courier New" style:font-name-asian="Courier New" style:font-name-complex="Courier New"/>
    </style:style>
    <style:style style:name="T52" style:parent-style-name="DefaultParagraphFont" style:family="text">
      <style:text-properties style:font-name="Courier New" style:font-name-asian="Courier New" style:font-name-complex="Courier New"/>
    </style:style>
    <style:style style:name="T53" style:parent-style-name="DefaultParagraphFont" style:family="text">
      <style:text-properties style:font-name="Courier New" style:font-name-asian="Courier New" style:font-name-complex="Courier New"/>
    </style:style>
    <style:style style:name="T54" style:parent-style-name="DefaultParagraphFont" style:family="text">
      <style:text-properties style:font-name="Courier New" style:font-name-asian="Courier New" style:font-name-complex="Courier New"/>
    </style:style>
    <style:style style:name="T55" style:parent-style-name="DefaultParagraphFont" style:family="text">
      <style:text-properties style:font-name="Courier New" style:font-name-asian="Courier New" style:font-name-complex="Courier New"/>
    </style:style>
    <style:style style:name="T56" style:parent-style-name="DefaultParagraphFont" style:family="text">
      <style:text-properties style:font-name="Courier New" style:font-name-asian="Courier New" style:font-name-complex="Courier New"/>
    </style:style>
    <style:style style:name="T57" style:parent-style-name="DefaultParagraphFont" style:family="text">
      <style:text-properties style:font-name="Courier New" style:font-name-asian="Courier New" style:font-name-complex="Courier New"/>
    </style:style>
    <style:style style:name="T58" style:parent-style-name="DefaultParagraphFont" style:family="text">
      <style:text-properties style:font-name="Courier New" style:font-name-asian="Courier New" style:font-name-complex="Courier New"/>
    </style:style>
    <style:style style:name="T59" style:parent-style-name="DefaultParagraphFont" style:family="text">
      <style:text-properties style:font-name="Courier New" style:font-name-asian="Courier New" style:font-name-complex="Courier New"/>
    </style:style>
    <style:style style:name="T60" style:parent-style-name="DefaultParagraphFont" style:family="text">
      <style:text-properties style:font-name="Courier New" style:font-name-asian="Courier New" style:font-name-complex="Courier New"/>
    </style:style>
    <style:style style:name="P61" style:parent-style-name="Normal" style:family="paragraph">
      <style:text-properties style:font-name="Courier New" style:font-name-asian="Courier New" style:font-name-complex="Courier New"/>
    </style:style>
    <style:style style:name="P62" style:parent-style-name="Normal" style:family="paragraph">
      <style:text-properties style:font-name="Courier New" style:font-name-asian="Courier New" style:font-name-complex="Courier New"/>
    </style:style>
    <style:style style:name="P63" style:parent-style-name="Normal" style:family="paragraph">
      <style:text-properties style:font-name="Courier New" style:font-name-asian="Courier New" style:font-name-complex="Courier New"/>
    </style:style>
    <style:style style:name="P64" style:parent-style-name="Normal" style:family="paragraph">
      <style:text-properties style:font-name="Courier New" style:font-name-asian="Courier New" style:font-name-complex="Courier New"/>
    </style:style>
    <style:style style:name="P65" style:parent-style-name="Normal" style:family="paragraph">
      <style:text-properties style:font-name="Courier New" style:font-name-asian="Courier New" style:font-name-complex="Courier New"/>
    </style:style>
    <style:style style:name="P66" style:parent-style-name="Normal" style:family="paragraph">
      <style:text-properties style:font-name="Courier New" style:font-name-asian="Courier New" style:font-name-complex="Courier New"/>
    </style:style>
    <style:style style:name="T67" style:parent-style-name="DefaultParagraphFont" style:family="text">
      <style:text-properties style:font-name="Courier New" style:font-name-asian="Courier New" style:font-name-complex="Courier New"/>
    </style:style>
    <style:style style:name="T68" style:parent-style-name="DefaultParagraphFont" style:family="text">
      <style:text-properties style:font-name="Courier New" style:font-name-asian="Courier New" style:font-name-complex="Courier New"/>
    </style:style>
    <style:style style:name="P69" style:parent-style-name="Normal" style:family="paragraph">
      <style:text-properties style:font-name="Courier New" style:font-name-asian="Courier New" style:font-name-complex="Courier New"/>
    </style:style>
    <style:style style:name="P70" style:parent-style-name="Normal" style:family="paragraph">
      <style:text-properties style:font-name="Courier New" style:font-name-asian="Courier New" style:font-name-complex="Courier New"/>
    </style:style>
    <style:style style:name="P71" style:parent-style-name="Normal" style:family="paragraph">
      <style:text-properties style:font-name="Courier New" style:font-name-asian="Courier New" style:font-name-complex="Courier New"/>
    </style:style>
    <style:style style:name="P72" style:parent-style-name="Normal" style:family="paragraph">
      <style:text-properties style:font-name="Courier New" style:font-name-asian="Courier New" style:font-name-complex="Courier New"/>
    </style:style>
    <style:style style:name="P73" style:parent-style-name="Normal" style:family="paragraph">
      <style:text-properties style:font-name="Courier New" style:font-name-asian="Courier New" style:font-name-complex="Courier New"/>
    </style:style>
  </office:automatic-styles>
  <office:body>
    <office:text text:use-soft-page-breaks="true">
      <text:p text:style-name="P1"><text:span text:style-name="T2">Analysis of Electric Vehicle Sales in Top 3 California Counties</text:span></text:p>
      <text:p text:style-name="Normal"/>
      <text:p text:style-name="Normal"><text:span text:style-name="T3">1.Why are the most EVs sold in the top 3 counties? (Shows demand according to state/district)</text:span></text:p>
      <text:p text:style-name="Normal"><text:span text:style-name="T4">The high number of EV sales in the top 3 counties (Los Angeles, Orange, and Santa Clara) can be attributed to several factors:</text:span></text:p>
      <text:p text:style-name="Normal"/>
      <text:p text:style-name="Normal"><text:span text:style-name="T5">Population and Urban Centers: These counties are among the most populous and economically developed regions in California. Higher population density and urban centers lead to increased demand for environmentally friendly transportation options, such as electric vehicles.</text:span></text:p>
      <text:p text:style-name="Normal"/>
      <text:p text:style-name="Normal"><text:span text:style-name="T6">Government Incentives and Policies: The state of California has been a strong advocate for clean energy and environmental sustainability. It offers various incentives, rebates, and policy initiatives to encourage EV adoption, which may have a more significant impact in these populous counties with better access to resources and information.</text:span></text:p>
      <text:p text:style-name="Normal"/>
      <text:p text:style-name="P7">?Charging Infrastructure: Developed urban areas tend to have better charging infrastructure, making it more convenient for EV owners to charge their vehicles. This accessibility to charging stations encourages more people to consider and purchase electric vehicles.?</text:p>
      <text:list text:style-name="LFO1" text:continue-numbering="true">
        <text:list-item>
          <text:p text:style-name="P8">Use geodata/map showing how many charging stations there are in the top 3/5 counties</text:p>
          <text:list text:continue-numbering="true">
            <text:list-item>
              <text:p text:style-name="P9">Do a comparison/side by side image of the worst 3/5 counties. Possib?<text:s/></text:p>
            </text:list-item>
          </text:list>
        </text:list-item>
      </text:list>
      <text:p text:style-name="Normal"/>
      <text:p text:style-name="Normal"><text:span text:style-name="T10">[-Consumer Preference for Type of Car: District scale to state scale</text:span></text:p>
      <text:p text:style-name="Normal"><text:span text:style-name="T11">Understanding consumer preferences for EV types (all-electric, plug-in hybrid) requires data specifying the distribution of EV types sold at the district and state scales. Analyzing this data would provide insights into the type of EVs that are more popular in different regions.-</text:span></text:p>
      <text:list text:style-name="LFO2" text:continue-numbering="true">
        <text:list-item>
          <text:p text:style-name="P12">Move to another spot to better fit talking point-</text:p>
        </text:list-item>
      </text:list>
      <text:p text:style-name="Normal"/>
      <text:p text:style-name="Normal"><text:span text:style-name="T13">Consumer Preference for Model of Car: District scale to state scale</text:span></text:p>
      <text:p text:style-name="Normal"><text:span text:style-name="T14">Similarly, data on the distribution of top EV models sold at the district and state scales is necessary to determine the preferences of local consumers in terms of specific EV models.]</text:span></text:p>
      <text:list text:style-name="LFO1" text:continue-numbering="true">
        <text:list-item>
          <text:p text:style-name="P15">These 2 go together</text:p>
        </text:list-item>
      </text:list>
      <text:p text:style-name="Normal"/>
      <text:p text:style-name="Normal"><text:span text:style-name="T16">Top 3 Models in the Top 3 Counties in CA: Obtain the MSRP price points and analyze across recent years (2019-2023)</text:span></text:p>
      <text:p text:style-name="P17">To identify the top 3 EV models in the top 3 counties (Los Angeles, Orange, and Santa Clara), we need data specifying the sales breakdown by model. Additionally, obtaining the Manufacturer Suggested Retail Price (MSRP) of these models will help analyze their affordability and attractiveness to consumers in these regions. Analyzing sales data from 2019 to 2023 can reveal any trends in the popularity of these models over time. <text:s/>– try and obtain some data (make and model) v sales</text:p>
      <text:p text:style-name="P18"><text:tab/>-bar graph of top 3 with msrp of those models</text:p>
      <text:p text:style-name="Normal"/>
      <text:p text:style-name="Normal"/>
      <text:p text:style-name="Normal"><text:span text:style-name="T19">Gas Prices: Gas prices compared to EV sales/units</text:span></text:p>
      <text:p text:style-name="P20">Analyzing gas prices and EV sales data over the same period can show whether fluctuations in gas prices influence EV sales in these regions. Higher gas prices may incentivize consumers to opt for electric vehicles as an alternative to traditional internal combustion engine vehicles.</text:p>
      <text:list text:style-name="LFO1" text:continue-numbering="true">
        <text:list-item>
          <text:p text:style-name="P21">Extract gas prices between 2019-2023 to compare ev sales in the same window (2019-2023)</text:p>
        </text:list-item>
      </text:list>
      <text:p text:style-name="Normal"/>
      <text:p text:style-name="Normal"><text:span text:style-name="T22">Income Level: Find correlation between income levels and EV sales in these top 3 counties</text:span></text:p>
      <text:p text:style-name="P23">Correlating income level data of residents in the top 3 counties with EV sales can help determine if higher income levels contribute to increased EV adoption rates. Regions with higher average incomes may have a greater willingness and ability to invest in electric vehicles.</text:p>
      <text:list text:style-name="LFO1" text:continue-numbering="true">
        <text:list-item>
          <text:p text:style-name="P24">Extract income lvl between 2019-2023 to compare<text:s/></text:p>
        </text:list-item>
        <text:list-item>
          <text:p text:style-name="P25">To compare to ev sales<text:s/></text:p>
        </text:list-item>
        <text:list-item>
          <text:p text:style-name="P26">Merge data sets ev sales and income lvls<text:s/></text:p>
        </text:list-item>
        <text:list-item>
          <text:p text:style-name="P27">Scatter plot correct aggregate <text:s/>- Cristian</text:p>
        </text:list-item>
      </text:list>
      <text:p text:style-name="Normal"/>
      <text:p text:style-name="Normal"><text:span text:style-name="T28">Conclusion:</text:span></text:p>
      <text:p text:style-name="Normal"/>
      <text:p text:style-name="Normal"><text:span text:style-name="T29">To gain comprehensive insights into the factors driving the high EV sales in the top 3 counties of California, data on consumer preferences, specific EV models, MSRP price points, gas prices, income levels, and infrastructure development are needed. Analyzing this data will provide a clearer understanding of the underlying reasons for the popularity of electric vehicles in these regions and will assist policymakers and industry stakeholders in developing effective strategies to promote sustainable transportation across the state.</text:span></text:p>
      <text:p text:style-name="Normal"/>
      <text:p text:style-name="Normal"/>
      <text:p text:style-name="Normal"/>
      <text:p text:style-name="Normal"><text:span text:style-name="T30">2.The bottom 3 counties with the least number of EVs sold (Trinity, Lassen, and Alpine) have several factors that contribute to the low adoption of electric vehicles, with income statistics being a significant influencing factor:</text:span></text:p>
      <text:p text:style-name="Normal"/>
      <text:p text:style-name="P31">Lower Income Levels: These counties likely have lower average income levels compared to more affluent areas. Electric vehicles, especially newer models, can be relatively expensive, making them less affordable for residents with lower incomes.</text:p>
      <text:p text:style-name="P32"/>
      <text:p text:style-name="P33">Prevalence of Older Vehicles: In areas with lower income levels, residents may rely more on older gasoline-powered vehicles. The availability of affordable used electric vehicles might be limited, reducing the chances of potential buyers considering EVs.</text:p>
      <text:list text:style-name="LFO3" text:continue-numbering="true">
        <text:list-item>
          <text:p text:style-name="P34">Maybe add/remove depends on the information from the question above<text:s/></text:p>
        </text:list-item>
      </text:list>
      <text:p text:style-name="Normal"/>
      <text:p text:style-name="Normal"/>
      <text:p text:style-name="Normal"><text:span text:style-name="T35">Limited Charging Infrastructure: These counties might have fewer charging stations and a less developed charging infrastructure compared to urban areas. The lack of accessible charging points can create range anxiety and discourage potential EV buyers.</text:span></text:p>
      <text:p text:style-name="Normal"/>
      <text:p text:style-name="P36">Awareness and Education: Counties with fewer resources might not have the means to conduct extensive awareness campaigns and educational programs about the benefits of EVs and the available incentives. Lack of information could lead to a reduced interest in electric vehicles.</text:p>
      <text:list text:style-name="LFO3" text:continue-numbering="true">
        <text:list-item>
          <text:p text:style-name="P37">? maybe not add depends<text:s/></text:p>
        </text:list-item>
      </text:list>
      <text:p text:style-name="Normal"/>
      <text:p text:style-name="P38">[Commuting and Transportation Options: In these counties, residents might have different commuting patterns and transportation preferences. Public transportation options might be limited, and residents might have less reliance on personal vehicles, including electric cars.</text:p>
      <text:list text:style-name="LFO1" text:continue-numbering="true">
        <text:list-item>
          <text:p text:style-name="P39">Use geodata/map showing how many charging stations there are in the top 3/5 counties</text:p>
          <text:list text:continue-numbering="true">
            <text:list-item>
              <text:p text:style-name="P40">Do a comparison/side by side image of the worst 3/5 counties. Possib?<text:s/></text:p>
            </text:list-item>
          </text:list>
        </text:list-item>
      </text:list>
      <text:p text:style-name="P41">Rural Geography: The rural nature of some of these counties can also play a role in the low EV adoption. Long distances between destinations might raise concerns about the range and accessibility of charging points for EV owners.]</text:p>
      <text:list text:style-name="LFO3" text:continue-numbering="true">
        <text:list-item>
          <text:p text:style-name="P42"/>
        </text:list-item>
      </text:list>
      <text:p text:style-name="Normal"/>
      <text:p text:style-name="Normal"><text:span text:style-name="T43">Conclusion:</text:span></text:p>
      <text:p text:style-name="Normal"/>
      <text:p text:style-name="Normal"><text:span text:style-name="T44">The limited adoption of electric vehicles in the bottom 3 counties (Trinity, Lassen, and Alpine) can be attributed to various factors, with lower income levels being a primary driver. To promote EV adoption in these regions, targeted efforts should focus on providing financial incentives, expanding charging infrastructure, conducting awareness campaigns, and addressing specific challenges related to rural geography and transportation options. Policymakers and stakeholders should work collaboratively to create a more conducive environment for EV adoption in these counties and promote sustainable transportation choices.</text:span></text:p>
      <text:p text:style-name="Normal"/>
      <text:p text:style-name="Normal"/>
      <text:p text:style-name="Normal"/>
      <text:p text:style-name="Normal"/>
      <text:p text:style-name="P45">3.The most popular EV types are all-electric vehicles (BEVs) and plug-in hybrid electric vehicles (PHEVs). These EV types are considered more favorable for several reasons:</text:p>
      <text:list text:style-name="LFO3" text:continue-numbering="true">
        <text:list-item>
          <text:p text:style-name="P46">Compare evs v phevs</text:p>
        </text:list-item>
        <text:list-item>
          <text:p text:style-name="P47">Pie chart? What the most bought between the counties<text:s/></text:p>
        </text:list-item>
        <text:list-item>
          <text:p text:style-name="P48">What is the mark up in ev’s<text:s/></text:p>
        </text:list-item>
        <text:list-item>
          <text:p text:style-name="P49">Several graphs for 2019-2023 sales</text:p>
        </text:list-item>
        <text:list-item>
          <text:p text:style-name="P50">Anova/chi square<text:s/></text:p>
        </text:list-item>
      </text:list>
      <text:p text:style-name="Normal"/>
      <text:soft-page-break/>
      <text:p text:style-name="Normal"><text:span text:style-name="T51">Environmental Benefits: Both BEVs and PHEVs produce zero tailpipe emissions, which significantly reduces their carbon footprint compared to traditional gasoline-powered vehicles. They help combat air pollution and greenhouse gas emissions, contributing to environmental sustainability.</text:span></text:p>
      <text:p text:style-name="Normal"/>
      <text:p text:style-name="Normal"><text:span text:style-name="T52">Cost Savings: EVs have lower operating costs compared to gasoline-powered vehicles. They are generally more energy-efficient and have fewer moving parts, resulting in reduced maintenance expenses. Additionally, electricity tends to be cheaper than gasoline, resulting in lower fueling costs.</text:span></text:p>
      <text:p text:style-name="Normal"/>
      <text:p text:style-name="Normal"><text:span text:style-name="T53">Quiet and Smooth Operation: Electric vehicles operate quietly and provide a smooth driving experience. The absence of engine noise enhances overall driving comfort and reduces noise pollution in urban areas.</text:span></text:p>
      <text:p text:style-name="Normal"/>
      <text:p text:style-name="Normal"><text:span text:style-name="T54">Incentives and Tax Credits: Many governments and states offer incentives and tax credits to encourage the adoption of EVs. These incentives may include rebates, reduced registration fees, access to carpool lanes, and lower tax rates, making EVs more financially attractive.</text:span></text:p>
      <text:p text:style-name="Normal"/>
      <text:p text:style-name="Normal"><text:span text:style-name="T55">Advancements in Battery Technology: Improvements in battery technology have led to increased driving ranges and reduced charging times for EVs. This addresses concerns about range anxiety and inconvenience related to charging.</text:span></text:p>
      <text:p text:style-name="Normal"/>
      <text:p text:style-name="Normal"><text:span text:style-name="T56">Supportive Policy Environment: Many regions have implemented policies promoting clean energy and sustainable transportation. Governments are investing in charging infrastructure, setting emission reduction targets, and promoting the electrification of transportation.</text:span></text:p>
      <text:p text:style-name="Normal"/>
      <text:p text:style-name="Normal"><text:span text:style-name="T57">Positive Public Perception: EVs are often associated with cutting-edge technology and innovation, making them appealing to consumers looking for modern and eco-friendly transportation options.</text:span></text:p>
      <text:p text:style-name="Normal"/>
      <text:p text:style-name="Normal"><text:span text:style-name="T58">Lower Noise Pollution: The quieter operation of EVs contributes to reducing noise pollution in urban areas, enhancing the overall quality of life for residents.</text:span></text:p>
      <text:p text:style-name="Normal"/>
      <text:p text:style-name="Normal"><text:span text:style-name="T59">Health Benefits: As EVs produce fewer emissions, they lead to improved air quality, which can have positive impacts on public health by reducing respiratory issues and other health problems associated with air pollution.</text:span></text:p>
      <text:p text:style-name="Normal"/>
      <text:p text:style-name="Normal"><text:span text:style-name="T60">Conclusion:</text:span></text:p>
      <text:p text:style-name="Normal"/>
      <text:p text:style-name="P61">The popularity of all-electric vehicles (BEVs) and plug-in hybrid electric vehicles (PHEVs) stems from their numerous advantages, including environmental benefits, cost savings, supportive policies,<text:s/><text:soft-page-break/>advancements in battery technology, and positive public perception. As more people become environmentally conscious and governments emphasize sustainability, the demand for these EV types is expected to continue growing, leading to a cleaner and more sustainable transportation future.</text:p>
      <text:p text:style-name="P62"/>
      <text:p text:style-name="P63"/>
      <text:p text:style-name="P64"/>
      <text:p text:style-name="P65"/>
      <text:p text:style-name="P66"/>
      <text:p text:style-name="Normal"><text:span text:style-name="T67">Infrastructure: Comparison of nicer/developed roads/highways to EV units</text:span></text:p>
      <text:p text:style-name="Normal"><text:span text:style-name="T68">Comparing the availability of charging infrastructure and the overall development of roads and highways in these counties with EV sales data can show whether better infrastructure supports higher EV adoption rates.</text:span></text:p>
      <text:p text:style-name="P69"/>
      <text:p text:style-name="P70"/>
      <text:p text:style-name="P71"/>
      <text:p text:style-name="P72"/>
      <text:p text:style-name="P7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asian="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drian Villar-Chavez</meta:initial-creator>
    <dc:creator>Adrian Villar-Chavez</dc:creator>
    <meta:creation-date>2023-07-20T21:33:00Z</meta:creation-date>
    <dc:date>2023-07-20T21:33:00Z</dc:date>
    <meta:template xlink:href="Normal" xlink:type="simple"/>
    <meta:editing-cycles>2</meta:editing-cycles>
    <meta:editing-duration>PT60S</meta:editing-duration>
    <meta:document-statistic meta:page-count="5" meta:paragraph-count="20" meta:word-count="1504" meta:character-count="10060" meta:row-count="71" meta:non-whitespace-character-count="8576"/>
  </office:meta>
</office:document-meta>
</file>